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6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7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8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9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0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1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e8f2a1"/>
    </style:style>
    <style:style style:name="P1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e8f2a1"/>
    </style:style>
    <style:style style:name="P17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e8f2a1"/>
    </style:style>
    <style:style style:name="P18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e8f2a1"/>
    </style:style>
    <style:style style:name="P19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e8f2a1"/>
    </style:style>
    <style:style style:name="P20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e8f2a1"/>
    </style:style>
    <style:style style:name="P21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e8f2a1"/>
    </style:style>
    <style:style style:name="P22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e8f2a1"/>
    </style:style>
    <style:style style:name="P23" style:family="paragraph" style:parent-style-name="Standard" style:list-style-name="L22">
      <style:paragraph-properties fo:margin-top="0in" fo:margin-bottom="0.1598in" loext:contextual-spacing="false"/>
      <style:text-properties style:font-name="Lato" fo:background-color="#e8f2a1"/>
    </style:style>
    <style:style style:name="P24" style:family="paragraph" style:parent-style-name="Standard" style:list-style-name="L23">
      <style:paragraph-properties fo:margin-top="0in" fo:margin-bottom="0.1598in" loext:contextual-spacing="false"/>
      <style:text-properties style:font-name="Lato" fo:background-color="#e8f2a1"/>
    </style:style>
    <style:style style:name="P25" style:family="paragraph" style:parent-style-name="Standard" style:list-style-name="L24">
      <style:paragraph-properties fo:margin-top="0in" fo:margin-bottom="0.1598in" loext:contextual-spacing="false"/>
      <style:text-properties style:font-name="Lato" fo:background-color="#e8f2a1"/>
    </style:style>
    <style:style style:name="P26" style:family="paragraph" style:parent-style-name="Standard" style:list-style-name="L25">
      <style:paragraph-properties fo:margin-top="0in" fo:margin-bottom="0.1598in" loext:contextual-spacing="false"/>
      <style:text-properties style:font-name="Lato" fo:background-color="#e8f2a1"/>
    </style:style>
    <style:style style:name="P27" style:family="paragraph" style:parent-style-name="Standard" style:list-style-name="L26">
      <style:paragraph-properties fo:margin-top="0in" fo:margin-bottom="0.1598in" loext:contextual-spacing="false"/>
      <style:text-properties style:font-name="Lato" fo:background-color="#e8f2a1"/>
    </style:style>
    <style:style style:name="P28" style:family="paragraph" style:parent-style-name="Standard" style:list-style-name="L27">
      <style:paragraph-properties fo:margin-top="0in" fo:margin-bottom="0.1598in" loext:contextual-spacing="false"/>
      <style:text-properties style:font-name="Lato" fo:background-color="#e8f2a1"/>
    </style:style>
    <style:style style:name="P29" style:family="paragraph" style:parent-style-name="Standard" style:list-style-name="L28">
      <style:paragraph-properties fo:margin-top="0in" fo:margin-bottom="0.1598in" loext:contextual-spacing="false"/>
      <style:text-properties style:font-name="Lato" fo:background-color="#e8f2a1"/>
    </style:style>
    <style:style style:name="P30" style:family="paragraph" style:parent-style-name="Standard" style:list-style-name="L29">
      <style:paragraph-properties fo:margin-top="0in" fo:margin-bottom="0.1598in" loext:contextual-spacing="false"/>
      <style:text-properties style:font-name="Lato" fo:background-color="#e8f2a1"/>
    </style:style>
    <style:style style:name="P31" style:family="paragraph" style:parent-style-name="Standard" style:list-style-name="L30">
      <style:paragraph-properties fo:margin-top="0in" fo:margin-bottom="0.1598in" loext:contextual-spacing="false"/>
      <style:text-properties style:font-name="Lato" fo:background-color="#e8f2a1"/>
    </style:style>
    <style:style style:name="P32" style:family="paragraph" style:parent-style-name="Standard" style:list-style-name="L31">
      <style:paragraph-properties fo:margin-top="0in" fo:margin-bottom="0.1598in" loext:contextual-spacing="false"/>
      <style:text-properties style:font-name="Lato" fo:background-color="#e8f2a1"/>
    </style:style>
    <style:style style:name="P33" style:family="paragraph" style:parent-style-name="Standard" style:list-style-name="L32">
      <style:paragraph-properties fo:margin-top="0in" fo:margin-bottom="0.1598in" loext:contextual-spacing="false"/>
      <style:text-properties style:font-name="Lato" fo:background-color="#e8f2a1"/>
    </style:style>
    <style:style style:name="P34" style:family="paragraph" style:parent-style-name="Standard" style:list-style-name="L33">
      <style:paragraph-properties fo:margin-top="0in" fo:margin-bottom="0.1598in" loext:contextual-spacing="false"/>
      <style:text-properties style:font-name="Lato" fo:background-color="#e8f2a1"/>
    </style:style>
    <style:style style:name="P35" style:family="paragraph" style:parent-style-name="Standard" style:list-style-name="L34">
      <style:paragraph-properties fo:margin-top="0in" fo:margin-bottom="0.1598in" loext:contextual-spacing="false"/>
      <style:text-properties style:font-name="Lato" fo:background-color="#e8f2a1"/>
    </style:style>
    <style:style style:name="P36" style:family="paragraph" style:parent-style-name="Standard" style:list-style-name="L35">
      <style:paragraph-properties fo:margin-top="0in" fo:margin-bottom="0.1598in" loext:contextual-spacing="false"/>
      <style:text-properties style:font-name="Lato" fo:background-color="#e8f2a1"/>
    </style:style>
    <style:style style:name="P37" style:family="paragraph" style:parent-style-name="Standard" style:list-style-name="L36">
      <style:paragraph-properties fo:margin-top="0in" fo:margin-bottom="0.1598in" loext:contextual-spacing="false"/>
      <style:text-properties style:font-name="Lato" fo:background-color="#e8f2a1"/>
    </style:style>
    <style:style style:name="P38" style:family="paragraph" style:parent-style-name="Standard" style:list-style-name="L37">
      <style:paragraph-properties fo:margin-top="0in" fo:margin-bottom="0.1598in" loext:contextual-spacing="false"/>
      <style:text-properties style:font-name="Lato" fo:background-color="#e8f2a1"/>
    </style:style>
    <style:style style:name="P39" style:family="paragraph" style:parent-style-name="Standard" style:list-style-name="L38">
      <style:paragraph-properties fo:margin-top="0in" fo:margin-bottom="0.1598in" loext:contextual-spacing="false"/>
      <style:text-properties style:font-name="Lato" fo:background-color="#e8f2a1"/>
    </style:style>
    <style:style style:name="P40" style:family="paragraph" style:parent-style-name="Standard" style:list-style-name="L39">
      <style:paragraph-properties fo:margin-top="0in" fo:margin-bottom="0.1598in" loext:contextual-spacing="false"/>
      <style:text-properties style:font-name="Lato" fo:background-color="#e8f2a1"/>
    </style:style>
    <style:style style:name="P41" style:family="paragraph" style:parent-style-name="Standard" style:list-style-name="L40">
      <style:paragraph-properties fo:margin-top="0in" fo:margin-bottom="0.1598in" loext:contextual-spacing="false"/>
      <style:text-properties style:font-name="Lato" fo:background-color="#e8f2a1"/>
    </style:style>
    <style:style style:name="P42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43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44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45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46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47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48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49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50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51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52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53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54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55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56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57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58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59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60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61" style:family="paragraph" style:parent-style-name="Standard" style:list-style-name="L22">
      <style:paragraph-properties fo:margin-top="0in" fo:margin-bottom="0.1598in" loext:contextual-spacing="false"/>
      <style:text-properties style:font-name="Lato"/>
    </style:style>
    <style:style style:name="P62" style:family="paragraph" style:parent-style-name="Standard" style:list-style-name="L23">
      <style:paragraph-properties fo:margin-top="0in" fo:margin-bottom="0.1598in" loext:contextual-spacing="false"/>
      <style:text-properties style:font-name="Lato"/>
    </style:style>
    <style:style style:name="P63" style:family="paragraph" style:parent-style-name="Standard" style:list-style-name="L24">
      <style:paragraph-properties fo:margin-top="0in" fo:margin-bottom="0.1598in" loext:contextual-spacing="false"/>
      <style:text-properties style:font-name="Lato"/>
    </style:style>
    <style:style style:name="P64" style:family="paragraph" style:parent-style-name="Standard" style:list-style-name="L25">
      <style:paragraph-properties fo:margin-top="0in" fo:margin-bottom="0.1598in" loext:contextual-spacing="false"/>
      <style:text-properties style:font-name="Lato"/>
    </style:style>
    <style:style style:name="P65" style:family="paragraph" style:parent-style-name="Standard" style:list-style-name="L26">
      <style:paragraph-properties fo:margin-top="0in" fo:margin-bottom="0.1598in" loext:contextual-spacing="false"/>
      <style:text-properties style:font-name="Lato"/>
    </style:style>
    <style:style style:name="P66" style:family="paragraph" style:parent-style-name="Standard" style:list-style-name="L27">
      <style:paragraph-properties fo:margin-top="0in" fo:margin-bottom="0.1598in" loext:contextual-spacing="false"/>
      <style:text-properties style:font-name="Lato"/>
    </style:style>
    <style:style style:name="P67" style:family="paragraph" style:parent-style-name="Standard" style:list-style-name="L28">
      <style:paragraph-properties fo:margin-top="0in" fo:margin-bottom="0.1598in" loext:contextual-spacing="false"/>
      <style:text-properties style:font-name="Lato"/>
    </style:style>
    <style:style style:name="P68" style:family="paragraph" style:parent-style-name="Standard" style:list-style-name="L29">
      <style:paragraph-properties fo:margin-top="0in" fo:margin-bottom="0.1598in" loext:contextual-spacing="false"/>
      <style:text-properties style:font-name="Lato"/>
    </style:style>
    <style:style style:name="P69" style:family="paragraph" style:parent-style-name="Standard" style:list-style-name="L30">
      <style:paragraph-properties fo:margin-top="0in" fo:margin-bottom="0.1598in" loext:contextual-spacing="false"/>
      <style:text-properties style:font-name="Lato"/>
    </style:style>
    <style:style style:name="P70" style:family="paragraph" style:parent-style-name="Standard" style:list-style-name="L31">
      <style:paragraph-properties fo:margin-top="0in" fo:margin-bottom="0.1598in" loext:contextual-spacing="false"/>
      <style:text-properties style:font-name="Lato"/>
    </style:style>
    <style:style style:name="P71" style:family="paragraph" style:parent-style-name="Standard" style:list-style-name="L32">
      <style:paragraph-properties fo:margin-top="0in" fo:margin-bottom="0.1598in" loext:contextual-spacing="false"/>
      <style:text-properties style:font-name="Lato"/>
    </style:style>
    <style:style style:name="P72" style:family="paragraph" style:parent-style-name="Standard" style:list-style-name="L33">
      <style:paragraph-properties fo:margin-top="0in" fo:margin-bottom="0.1598in" loext:contextual-spacing="false"/>
      <style:text-properties style:font-name="Lato"/>
    </style:style>
    <style:style style:name="P73" style:family="paragraph" style:parent-style-name="Standard" style:list-style-name="L34">
      <style:paragraph-properties fo:margin-top="0in" fo:margin-bottom="0.1598in" loext:contextual-spacing="false"/>
      <style:text-properties style:font-name="Lato"/>
    </style:style>
    <style:style style:name="P74" style:family="paragraph" style:parent-style-name="Standard" style:list-style-name="L35">
      <style:paragraph-properties fo:margin-top="0in" fo:margin-bottom="0.1598in" loext:contextual-spacing="false"/>
      <style:text-properties style:font-name="Lato"/>
    </style:style>
    <style:style style:name="P75" style:family="paragraph" style:parent-style-name="Standard" style:list-style-name="L36">
      <style:paragraph-properties fo:margin-top="0in" fo:margin-bottom="0.1598in" loext:contextual-spacing="false"/>
      <style:text-properties style:font-name="Lato"/>
    </style:style>
    <style:style style:name="P76" style:family="paragraph" style:parent-style-name="Standard" style:list-style-name="L37">
      <style:paragraph-properties fo:margin-top="0in" fo:margin-bottom="0.1598in" loext:contextual-spacing="false"/>
      <style:text-properties style:font-name="Lato"/>
    </style:style>
    <style:style style:name="P77" style:family="paragraph" style:parent-style-name="Standard" style:list-style-name="L38">
      <style:paragraph-properties fo:margin-top="0in" fo:margin-bottom="0.1598in" loext:contextual-spacing="false"/>
      <style:text-properties style:font-name="Lato"/>
    </style:style>
    <style:style style:name="P78" style:family="paragraph" style:parent-style-name="Standard" style:list-style-name="L39">
      <style:paragraph-properties fo:margin-top="0in" fo:margin-bottom="0.1598in" loext:contextual-spacing="false"/>
      <style:text-properties style:font-name="Lato"/>
    </style:style>
    <style:style style:name="P79" style:family="paragraph" style:parent-style-name="Standard" style:list-style-name="L40">
      <style:paragraph-properties fo:margin-top="0in" fo:margin-bottom="0.1598in" loext:contextual-spacing="false"/>
      <style:text-properties style:font-name="Lato"/>
    </style:style>
    <style:style style:name="P80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ffff00"/>
    </style:style>
    <style:style style:name="P81" style:family="paragraph" style:parent-style-name="Standard" style:list-style-name="L15">
      <style:paragraph-properties fo:margin-top="0in" fo:margin-bottom="0.1598in" loext:contextual-spacing="false"/>
    </style:style>
    <style:style style:name="P82" style:family="paragraph" style:parent-style-name="Standard" style:list-style-name="L18">
      <style:paragraph-properties fo:margin-top="0in" fo:margin-bottom="0.1598in" loext:contextual-spacing="false"/>
      <style:text-properties fo:color="#c9211e" style:font-name="Lato"/>
    </style:style>
    <style:style style:name="P83" style:family="paragraph" style:parent-style-name="Standard">
      <style:paragraph-properties fo:margin-top="0in" fo:margin-bottom="0.1598in" loext:contextual-spacing="false"/>
      <style:text-properties style:use-window-font-color="true" style:font-name="Lato" fo:font-size="10pt" style:font-size-asian="10pt" style:font-size-complex="10pt"/>
    </style:style>
    <style:style style:name="T1" style:family="text">
      <style:text-properties fo:font-variant="normal" fo:text-transform="none" fo:color="#c9211e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c9211e" fo:font-size="10.5pt" fo:letter-spacing="normal" fo:font-style="normal" fo:font-weight="normal"/>
    </style:style>
    <style:style style:name="T3" style:family="text">
      <style:text-properties fo:font-variant="normal" fo:text-transform="none" fo:color="#c9211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name="Lato"/>
    </style:style>
    <style:style style:name="T6" style:family="text">
      <style:text-properties style:font-name="Lato" officeooo:rsid="004b92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T4">Question 1</text:span></text:p>
      <text:p text:style-name="P83"><text:span text:style-name="T4">The _____ option to the uname command will display the kernel name.</text:span></text:p>
      <text:p text:style-name="P83"><text:span text:style-name="T4">-x</text:span></text:p>
      <text:p text:style-name="P83"><text:span text:style-name="T4">-s</text:span></text:p>
      <text:p text:style-name="P83"><text:span text:style-name="T4">-n</text:span></text:p>
      <text:p text:style-name="P83"><text:span text:style-name="T4">-k</text:span></text:p>
      <text:p text:style-name="P83"><text:span text:style-name="T4">Question 2</text:span></text:p>
      <text:p text:style-name="P83"><text:span text:style-name="T4">The ______ command will display your current working directory.</text:span></text:p>
      <text:p text:style-name="P83"><text:span text:style-name="T4">uname</text:span></text:p>
      <text:p text:style-name="P83"><text:span text:style-name="T4">exit</text:span></text:p>
      <text:p text:style-name="P83"><text:span text:style-name="T4">pwd</text:span></text:p>
      <text:p text:style-name="P83"><text:span text:style-name="T4">exec</text:span></text:p>
      <text:p text:style-name="P83"><text:span text:style-name="T4">Question 3</text:span></text:p>
      <text:p text:style-name="P83"><text:span text:style-name="T4">A pair of single quotes ' will prevent the shell from interpreting any special character.</text:span></text:p>
      <text:p text:style-name="P83"><text:span text:style-name="T4">True or False?</text:span></text:p>
      <text:p text:style-name="P83"><text:span text:style-name="T4">True</text:span></text:p>
      <text:p text:style-name="P83"><text:span text:style-name="T4">False</text:span></text:p>
      <text:p text:style-name="P83"><text:span text:style-name="T4">Question 4</text:span></text:p>
      <text:p text:style-name="P83"><text:span text:style-name="T4">Environment variables can be viewed by running:</text:span></text:p>
      <text:p text:style-name="P83"><text:span text:style-name="T4">(choose two)</text:span></text:p>
      <text:p text:style-name="P83"><text:span text:style-name="T4">vars</text:span></text:p>
      <text:p text:style-name="P83"><text:span text:style-name="T4">env</text:span></text:p>
      <text:p text:style-name="P83"><text:span text:style-name="T4">export -p</text:span></text:p>
      <text:p text:style-name="P83"><text:span text:style-name="T4">export -e</text:span></text:p>
      <text:p text:style-name="P83"><text:span text:style-name="T4">Question 5</text:span></text:p>
      <text:p text:style-name="P83"><text:span text:style-name="T4">The path testdir/file.txt is:</text:span></text:p>
      <text:p text:style-name="P83"><text:span text:style-name="T4">An absolute path</text:span></text:p>
      <text:p text:style-name="P83"><text:span text:style-name="T4">A circular path</text:span></text:p>
      <text:p text:style-name="P83"><text:span text:style-name="T4">A relative path</text:span></text:p>
      <text:p text:style-name="P83"><text:span text:style-name="T4">An invalid path</text:span></text:p>
      <text:p text:style-name="P83"><text:span text:style-name="T4">Question 6</text:span></text:p>
      <text:p text:style-name="P83"><text:span text:style-name="T4">Which of the following files is for all bash shell users and executed only at login?</text:span></text:p>
      <text:p text:style-name="P83"><text:span text:style-name="T4">~/.bash_profile</text:span></text:p>
      <text:p text:style-name="P83"><text:soft-page-break/><text:span text:style-name="T4">~/.bashrc</text:span></text:p>
      <text:p text:style-name="P83"><text:span text:style-name="T4">/etc/profile</text:span></text:p>
      <text:p text:style-name="P83"><text:span text:style-name="T4">/etc/bashrc</text:span></text:p>
      <text:p text:style-name="P83"><text:span text:style-name="T4">Question 7</text:span></text:p>
      <text:p text:style-name="P83"><text:span text:style-name="T4">Assuming at least one file matching the pattern is in the current directory, the command echo ???a will display:</text:span></text:p>
      <text:p text:style-name="P83"><text:span text:style-name="T4">All of the files in the current directory that have four characters in the file name with the last character being an "a" character.</text:span></text:p>
      <text:p text:style-name="P83"><text:span text:style-name="T4">All of the files in the current directory that end with an "a" character.</text:span></text:p>
      <text:p text:style-name="P83"><text:span text:style-name="T4">Only a file named ???a</text:span></text:p>
      <text:p text:style-name="P83"><text:span text:style-name="T4">All of the files in the current directory that have four characters in the file name with the first character being an “a” character.</text:span></text:p>
      <text:p text:style-name="P83"><text:span text:style-name="T4">Question 8</text:span></text:p>
      <text:p text:style-name="P83"><text:span text:style-name="T4">Which glob character matches zero or more characters?</text:span></text:p>
      <text:p text:style-name="P83"><text:span text:style-name="T4">*</text:span></text:p>
      <text:p text:style-name="P83"><text:span text:style-name="T4">.</text:span></text:p>
      <text:p text:style-name="P83"><text:span text:style-name="T4">[</text:span></text:p>
      <text:p text:style-name="P83"><text:span text:style-name="T4">?</text:span></text:p>
      <text:p text:style-name="P83"><text:span text:style-name="T4">Question 9</text:span></text:p>
      <text:p text:style-name="P83"><text:span text:style-name="T4">Using the touch command and specifying a nonexistent file...</text:span></text:p>
      <text:p text:style-name="P83"><text:span text:style-name="T4">generates an error.</text:span></text:p>
      <text:p text:style-name="P83"><text:span text:style-name="T4">does nothing.</text:span></text:p>
      <text:p text:style-name="P83"><text:span text:style-name="T4">creates a blank file with that name.</text:span></text:p>
      <text:p text:style-name="P83"><text:span text:style-name="T4">prompts the user to create a file.</text:span></text:p>
      <text:p text:style-name="P83"><text:span text:style-name="T4">Question 10</text:span></text:p>
      <text:p text:style-name="P83"><text:span text:style-name="T4">To maintain timestamps when using the cp command, use:</text:span></text:p>
      <text:p text:style-name="P83"><text:span text:style-name="T4">-T</text:span></text:p>
      <text:p text:style-name="P83"><text:span text:style-name="T4">-A</text:span></text:p>
      <text:p text:style-name="P83"><text:span text:style-name="T4">-t</text:span></text:p>
      <text:p text:style-name="P83"><text:span text:style-name="T4">-a</text:span></text:p>
      <text:p text:style-name="P83"><text:span text:style-name="T4">Question 11</text:span></text:p>
      <text:p text:style-name="P83"><text:span text:style-name="T4">The names of hidden files begin with the ___ character.</text:span></text:p>
      <text:p text:style-name="P83"><text:span text:style-name="T4">*</text:span></text:p>
      <text:p text:style-name="P83"><text:span text:style-name="T4">+</text:span></text:p>
      <text:p text:style-name="P83"><text:span text:style-name="T4">&gt;</text:span></text:p>
      <text:p text:style-name="P83"><text:soft-page-break/><text:span text:style-name="T4">.</text:span></text:p>
      <text:p text:style-name="P83"><text:span text:style-name="T4">Question 12</text:span></text:p>
      <text:p text:style-name="P83"><text:span text:style-name="T4">The _____ command will search for files using a database of all files, which is generated on demand or scheduled.</text:span></text:p>
      <text:p text:style-name="P83"><text:span text:style-name="T4">find</text:span></text:p>
      <text:p text:style-name="P83"><text:span text:style-name="T4">search</text:span></text:p>
      <text:p text:style-name="P83"><text:span text:style-name="T4">updatedb</text:span></text:p>
      <text:p text:style-name="P83"><text:span text:style-name="T4">locate</text:span></text:p>
      <text:p text:style-name="P83"><text:span text:style-name="T4">Question 13</text:span></text:p>
      <text:p text:style-name="P83"><text:span text:style-name="T4">Which option to the find command will search by file type?</text:span></text:p>
      <text:p text:style-name="P83"><text:span text:style-name="T4">-file</text:span></text:p>
      <text:p text:style-name="P83"><text:span text:style-name="T4">-type</text:span></text:p>
      <text:p text:style-name="P83"><text:span text:style-name="T4">-ftype</text:span></text:p>
      <text:p text:style-name="P83"><text:span text:style-name="T4">-fstype</text:span></text:p>
      <text:p text:style-name="P83"><text:span text:style-name="T4">Question 14</text:span></text:p>
      <text:p text:style-name="P83"><text:span text:style-name="T4">Which directory is used to store essential libraries?</text:span></text:p>
      <text:p text:style-name="P83"><text:span text:style-name="T4">/var</text:span></text:p>
      <text:p text:style-name="P83"><text:span text:style-name="T4">/bin</text:span></text:p>
      <text:p text:style-name="P83"><text:span text:style-name="T4">/lib</text:span></text:p>
      <text:p text:style-name="P83"><text:span text:style-name="T4">/usr</text:span></text:p>
      <text:p text:style-name="P83"><text:span text:style-name="T4">Question 15</text:span></text:p>
      <text:p text:style-name="P83"><text:span text:style-name="T4">Which option of the head command will display only the first six lines of a file?</text:span></text:p>
      <text:p text:style-name="P83"><text:span text:style-name="T4">(choose two)</text:span></text:p>
      <text:p text:style-name="P83"><text:span text:style-name="T4">-n -6</text:span></text:p>
      <text:p text:style-name="P83"><text:span text:style-name="T4">-n 6</text:span></text:p>
      <text:p text:style-name="P83"><text:span text:style-name="T4">-n</text:span></text:p>
      <text:p text:style-name="P83"><text:span text:style-name="T4">-6</text:span></text:p>
      <text:p text:style-name="P83"><text:span text:style-name="T4">Question 16</text:span></text:p>
      <text:p text:style-name="P83"><text:span text:style-name="T4">The regular expression a+ is equivalent to:</text:span></text:p>
      <text:p text:style-name="P83"><text:span text:style-name="T4">a{0,1}</text:span></text:p>
      <text:p text:style-name="P83"><text:span text:style-name="T4">a{1,}</text:span></text:p>
      <text:p text:style-name="P83"><text:span text:style-name="T4">a{1}</text:span></text:p>
      <text:p text:style-name="P83"><text:span text:style-name="T4">a{0,}</text:span></text:p>
      <text:p text:style-name="P83"><text:span text:style-name="T4">Question 17</text:span></text:p>
      <text:p text:style-name="P83"><text:soft-page-break/><text:span text:style-name="T4">To use regular expression characters to match themselves, you cannot:</text:span></text:p>
      <text:p text:style-name="P83"><text:span text:style-name="T4">Use the slash in front of the character</text:span></text:p>
      <text:p text:style-name="P83"><text:span text:style-name="T4">Use the backslash in front of the character</text:span></text:p>
      <text:p text:style-name="P83"><text:span text:style-name="T4">Put the character in the square brackets</text:span></text:p>
      <text:p text:style-name="P83"><text:span text:style-name="T4">Use the fgrep command</text:span></text:p>
      <text:p text:style-name="P83"><text:span text:style-name="T4">Question 18</text:span></text:p>
      <text:p text:style-name="P83"><text:span text:style-name="T4">Which regular expression character matches one or more of the previous character?</text:span></text:p>
      <text:p text:style-name="P83"><text:span text:style-name="T4">+</text:span></text:p>
      <text:p text:style-name="P83"><text:span text:style-name="T4">$</text:span></text:p>
      <text:p text:style-name="P83"><text:span text:style-name="T4">-</text:span></text:p>
      <text:p text:style-name="P83"><text:span text:style-name="T4">*</text:span></text:p>
      <text:p text:style-name="P83"><text:span text:style-name="T4">Question 19</text:span></text:p>
      <text:p text:style-name="P83"><text:span text:style-name="T4">To search forward from your cursor in your vi document in command mode, you can type __ followed by the pattern to search for.</text:span></text:p>
      <text:p text:style-name="P83"><text:span text:style-name="T4">/</text:span></text:p>
      <text:p text:style-name="P83"><text:span text:style-name="T4">\</text:span></text:p>
      <text:p text:style-name="P83"><text:span text:style-name="T4">|</text:span></text:p>
      <text:p text:style-name="P83"><text:span text:style-name="T4">?</text:span></text:p>
      <text:p text:style-name="P83"><text:span text:style-name="T4">Question 20</text:span></text:p>
      <text:p text:style-name="P83"><text:span text:style-name="T4">Many commands that read text files will also read from this stream:</text:span></text:p>
      <text:p text:style-name="P83"><text:span text:style-name="T4">stdcon</text:span></text:p>
      <text:p text:style-name="P83"><text:span text:style-name="T4">stderr</text:span></text:p>
      <text:p text:style-name="P83"><text:span text:style-name="T4">stdin</text:span></text:p>
      <text:p text:style-name="P83"><text:span text:style-name="T4">stdout</text:span></text:p>
      <text:p text:style-name="P83"><text:span text:style-name="T4">Question 21</text:span></text:p>
      <text:p text:style-name="P83"><text:span text:style-name="T4">In a command pipeline, the output of one command is sent to another command as output.</text:span></text:p>
      <text:p text:style-name="P83"><text:span text:style-name="T4">True or False?</text:span></text:p>
      <text:p text:style-name="P83"><text:span text:style-name="T4">True</text:span></text:p>
      <text:p text:style-name="P83"><text:span text:style-name="T4">False</text:span></text:p>
      <text:p text:style-name="P83"><text:span text:style-name="T4">Question 22</text:span></text:p>
      <text:p text:style-name="P83"><text:span text:style-name="T4">A signal is:</text:span></text:p>
      <text:p text:style-name="P83"><text:span text:style-name="T4">A technique to send data to a process</text:span></text:p>
      <text:p text:style-name="P83"><text:span text:style-name="T4">A command argument</text:span></text:p>
      <text:p text:style-name="P83"><text:soft-page-break/><text:span text:style-name="T4">A technique to tell a process to take some sort of action</text:span></text:p>
      <text:p text:style-name="P83"><text:span text:style-name="T4">A command option</text:span></text:p>
      <text:p text:style-name="P83"><text:span text:style-name="T4">Question 23</text:span></text:p>
      <text:p text:style-name="P83"><text:span text:style-name="T4">In order to run a command called cmd1 in the background, you would type:</text:span></text:p>
      <text:p text:style-name="P83"><text:span text:style-name="T4">start -b cmd1</text:span></text:p>
      <text:p text:style-name="P83"><text:span text:style-name="T4">bg cmd1</text:span></text:p>
      <text:p text:style-name="P83"><text:span text:style-name="T4">cmd1@</text:span></text:p>
      <text:p text:style-name="P83"><text:span text:style-name="T4">cmd1&amp;</text:span></text:p>
      <text:p text:style-name="P83"><text:span text:style-name="T4">Question 24</text:span></text:p>
      <text:p text:style-name="P83"><text:span text:style-name="T4">Placing a ___ character at the end of the command line will put the command in the background.</text:span></text:p>
      <text:p text:style-name="P83"><text:span text:style-name="T4">?</text:span></text:p>
      <text:p text:style-name="P83"><text:span text:style-name="T4">&amp;</text:span></text:p>
      <text:p text:style-name="P83"><text:span text:style-name="T4">!</text:span></text:p>
      <text:p text:style-name="P83"><text:span text:style-name="T4">B</text:span></text:p>
      <text:p text:style-name="P83"><text:span text:style-name="T4">Question 25</text:span></text:p>
      <text:p text:style-name="P83"><text:span text:style-name="T4">To change the niceness value of an existing process, you can use the _____ command.</text:span></text:p>
      <text:p text:style-name="P83"><text:span text:style-name="T4">set</text:span></text:p>
      <text:p text:style-name="P83"><text:span text:style-name="T4">nice</text:span></text:p>
      <text:p text:style-name="P83"><text:span text:style-name="T4">renice</text:span></text:p>
      <text:p text:style-name="P83"><text:span text:style-name="T4">reset</text:span></text:p>
      <text:p text:style-name="P83"><text:span text:style-name="T4">Question 26</text:span></text:p>
      <text:p text:style-name="P83"><text:span text:style-name="T4">To execute a command called cmd1 as a foreground process, you would type:</text:span></text:p>
      <text:p text:style-name="P83"><text:span text:style-name="T4">cmd1 &amp;</text:span></text:p>
      <text:p text:style-name="P83"><text:span text:style-name="T4">foreground cmd1</text:span></text:p>
      <text:p text:style-name="P83"><text:span text:style-name="T4">cmd1</text:span></text:p>
      <text:p text:style-name="P83"><text:span text:style-name="T4">fg cmd1</text:span></text:p>
      <text:p text:style-name="P83"><text:span text:style-name="T4">Question 27</text:span></text:p>
      <text:p text:style-name="P83"><text:span text:style-name="T4">To execute a command with the default priority, which value do you pass to the nice command?</text:span></text:p>
      <text:p text:style-name="P83"><text:span text:style-name="T4">0</text:span></text:p>
      <text:p text:style-name="P83"><text:span text:style-name="T4">-20</text:span></text:p>
      <text:p text:style-name="P83"><text:span text:style-name="T4">19</text:span></text:p>
      <text:p text:style-name="P83"><text:span text:style-name="T4">20</text:span></text:p>
      <text:p text:style-name="P83"><text:span text:style-name="T4">Question 28</text:span></text:p>
      <text:p text:style-name="P83"><text:soft-page-break/><text:span text:style-name="T4">To execute a command with the highest possible priority, which value do you pass to the nice command?</text:span></text:p>
      <text:p text:style-name="P83"><text:span text:style-name="T4">20</text:span></text:p>
      <text:p text:style-name="P83"><text:span text:style-name="T4">19</text:span></text:p>
      <text:p text:style-name="P83"><text:span text:style-name="T4">-20</text:span></text:p>
      <text:p text:style-name="P83"><text:span text:style-name="T4">0</text:span></text:p>
      <text:p text:style-name="P83"><text:span text:style-name="T4">Question 29</text:span></text:p>
      <text:p text:style-name="P83"><text:span text:style-name="T4">To see how long the system has been running, you can use the _____ command.</text:span></text:p>
      <text:p text:style-name="P83"><text:span text:style-name="T4">nice</text:span></text:p>
      <text:p text:style-name="P83"><text:span text:style-name="T4">uptime</text:span></text:p>
      <text:p text:style-name="P83"><text:span text:style-name="T4">ps</text:span></text:p>
      <text:p text:style-name="P83"><text:span text:style-name="T4">free</text:span></text:p>
      <text:p text:style-name="P83"><text:span text:style-name="T4">Question 30</text:span></text:p>
      <text:p text:style-name="P83"><text:span text:style-name="T4">Which command will find all processes owned by user fred?</text:span></text:p>
      <text:p text:style-name="P83"><text:span text:style-name="T4">ps fred | grep -1 process</text:span></text:p>
      <text:p text:style-name="P83"><text:span text:style-name="T4">pgrep -u fred -l</text:span></text:p>
      <text:p text:style-name="P83"><text:span text:style-name="T4">pgrep -i | fred</text:span></text:p>
      <text:p text:style-name="P83"><text:span text:style-name="T4">ps -a | user fred</text:span></text:p>
      <text:p text:style-name="P83"><text:span text:style-name="T4">Question 31</text:span></text:p>
      <text:p text:style-name="P83"><text:span text:style-name="T4">The screen command can detach and re-attach terminal sessions.</text:span></text:p>
      <text:p text:style-name="P83"><text:span text:style-name="T4">True or False?</text:span></text:p>
      <text:p text:style-name="P83"><text:span text:style-name="T4">True</text:span></text:p>
      <text:p text:style-name="P83"><text:span text:style-name="T4">False</text:span></text:p>
      <text:p text:style-name="P83"><text:span text:style-name="T4">Question 32</text:span></text:p>
      <text:p text:style-name="P83"><text:span text:style-name="T4">gzip and bzip are aliases for the same utility.</text:span></text:p>
      <text:p text:style-name="P83"><text:span text:style-name="T4">True or False?</text:span></text:p>
      <text:p text:style-name="P83"><text:span text:style-name="T4">True</text:span></text:p>
      <text:p text:style-name="P83"><text:span text:style-name="T4">False</text:span></text:p>
      <text:p text:style-name="P83"><text:span text:style-name="T4">Question 33</text:span></text:p>
      <text:p text:style-name="P83"><text:span text:style-name="T4">The tar command supports:</text:span></text:p>
      <text:p text:style-name="P83"><text:span text:style-name="T4">bzip compression only</text:span></text:p>
      <text:p text:style-name="P83"><text:span text:style-name="T4">Both gzip and bzip2 compression</text:span></text:p>
      <text:p text:style-name="P83"><text:span text:style-name="T4">gzip compression only</text:span></text:p>
      <text:p text:style-name="P83"><text:span text:style-name="T4">only uncompressed archives</text:span></text:p>
      <text:p text:style-name="P83"><text:soft-page-break/><text:span text:style-name="T4">Question 34</text:span></text:p>
      <text:p text:style-name="P83"><text:span text:style-name="T4">The tar command supports which of the following styles of option(s)?</text:span></text:p>
      <text:p text:style-name="P83"><text:span text:style-name="T4">(choose three)</text:span></text:p>
      <text:p text:style-name="P83"><text:span text:style-name="T4">DOS</text:span></text:p>
      <text:p text:style-name="P83"><text:span text:style-name="T4">BSD</text:span></text:p>
      <text:p text:style-name="P83"><text:span text:style-name="T4">GNU</text:span></text:p>
      <text:p text:style-name="P83"><text:span text:style-name="T4">Unix</text:span></text:p>
      <text:p text:style-name="P83"><text:span text:style-name="T4">Question 35</text:span></text:p>
      <text:p text:style-name="P83"><text:span text:style-name="T4">Which of the following commands could be used to extract the archive, example.tar?</text:span></text:p>
      <text:p text:style-name="P83"><text:span text:style-name="T4">tar -uz example.tar</text:span></text:p>
      <text:p text:style-name="P83"><text:span text:style-name="T4">tar -xf example.tar</text:span></text:p>
      <text:p text:style-name="P83"><text:span text:style-name="T4">tar -xz example.tar</text:span></text:p>
      <text:p text:style-name="P83"><text:span text:style-name="T4">tar -uf example.tar</text:span></text:p>
      <text:p text:style-name="P83"><text:span text:style-name="T4">Question 36</text:span></text:p>
      <text:p text:style-name="P83"><text:span text:style-name="T4">Which of the following is not a valid argument for the dd command?</text:span></text:p>
      <text:p text:style-name="P83"><text:span text:style-name="T4">bs</text:span></text:p>
      <text:p text:style-name="P83"><text:span text:style-name="T4">if</text:span></text:p>
      <text:p text:style-name="P83"><text:span text:style-name="T4">in</text:span></text:p>
      <text:p text:style-name="P83"><text:span text:style-name="T4">of</text:span></text:p>
      <text:p text:style-name="P83"><text:span text:style-name="T4">Question 37</text:span></text:p>
      <text:p text:style-name="P83"><text:span text:style-name="T4">Which option to the bzip2 command can be used for recursive compression?</text:span></text:p>
      <text:p text:style-name="P83"><text:span text:style-name="T4">-c</text:span></text:p>
      <text:p text:style-name="P83"><text:span text:style-name="T4">bzip2 doesn't support recursive compression</text:span></text:p>
      <text:p text:style-name="P83"><text:span text:style-name="T4">-v</text:span></text:p>
      <text:p text:style-name="P83"><text:span text:style-name="T4">-R</text:span></text:p>
      <text:p text:style-name="P83"><text:span text:style-name="T4">Question 38</text:span></text:p>
      <text:p text:style-name="P83"><text:span text:style-name="T4">Which option to the bzip2 command can be used to report the compression ratio of an archive?</text:span></text:p>
      <text:p text:style-name="P83"><text:span text:style-name="T4">-c</text:span></text:p>
      <text:p text:style-name="P83"><text:span text:style-name="T4">-R</text:span></text:p>
      <text:p text:style-name="P83"><text:span text:style-name="T4">-v</text:span></text:p>
      <text:p text:style-name="P83"><text:span text:style-name="T4">-l</text:span></text:p>
      <text:p text:style-name="P83"><text:span text:style-name="T4">Question 39</text:span></text:p>
      <text:p text:style-name="P83"><text:span text:style-name="T4">To view the contents of foo.gz without uncompressing it, use:</text:span></text:p>
      <text:p text:style-name="P83"><text:soft-page-break/><text:span text:style-name="T4">zcat foo.gz</text:span></text:p>
      <text:p text:style-name="P83"><text:span text:style-name="T4">untar -u foo.gz</text:span></text:p>
      <text:p text:style-name="P83"><text:span text:style-name="T4">gunzip foo.gz</text:span></text:p>
      <text:p text:style-name="P83"><text:span text:style-name="T4">gzip -i foo.gz</text:span></text:p>
      <text:p text:style-name="P83"><text:span text:style-name="T4">Question 40</text:span></text:p>
      <text:p text:style-name="P83"><text:span text:style-name="T4">For rwxr-x--x permission set, the highlighted permissions belong to:</text:span></text:p>
      <text:p text:style-name="P83"><text:span text:style-name="T4">The user owner and group owner of the file</text:span></text:p>
      <text:p text:style-name="P83"><text:span text:style-name="T4">The group owner of the file</text:span></text:p>
      <text:p text:style-name="P83"><text:span text:style-name="T4">The user owner of the file</text:span></text:p>
      <text:p text:style-name="P83"><text:span text:style-name="T4">All users besides the user owner and group owner</text:span></text:p>
      <text:p text:style-name="P83"><text:span text:style-name="T4">Question 41</text:span></text:p>
      <text:p text:style-name="P83"><text:span text:style-name="T4">For the rwxr-x--x permission set, the highlighted permissions belong to:</text:span></text:p>
      <text:p text:style-name="P83"><text:span text:style-name="T4">The user owner and group owner of the file</text:span></text:p>
      <text:p text:style-name="P83"><text:span text:style-name="T4">The user owner of the file</text:span></text:p>
      <text:p text:style-name="P83"><text:span text:style-name="T4">The group owner of the file</text:span></text:p>
      <text:p text:style-name="P83"><text:span text:style-name="T4">All users besides the user owner and group owner</text:span></text:p>
      <text:p text:style-name="P83"><text:span text:style-name="T4">Question 42</text:span></text:p>
      <text:p text:style-name="P83"><text:span text:style-name="T4">For the rwxr-x--x permission set, the highlighted permissions belong to:</text:span></text:p>
      <text:p text:style-name="P83"><text:span text:style-name="T4">All users besides the user owner and group owner</text:span></text:p>
      <text:p text:style-name="P83"><text:span text:style-name="T4">The user owner of the file</text:span></text:p>
      <text:p text:style-name="P83"><text:span text:style-name="T4">The group owner of the file</text:span></text:p>
      <text:p text:style-name="P83"><text:span text:style-name="T4">The user owner and group owner of the file</text:span></text:p>
      <text:p text:style-name="P83"><text:span text:style-name="T4">Question 43</text:span></text:p>
      <text:p text:style-name="P83"><text:span text:style-name="T4">The command, chmod 0777 /data will:</text:span></text:p>
      <text:p text:style-name="P83"><text:span text:style-name="T4">Make the /data directory a setuid directory</text:span></text:p>
      <text:p text:style-name="P83"><text:span text:style-name="T4">Remove all special permissions</text:span></text:p>
      <text:p text:style-name="P83"><text:span text:style-name="T4">Make the /data directory a setgid directory</text:span></text:p>
      <text:p text:style-name="P83"><text:span text:style-name="T4">Make the /data directory a sticky bit directory</text:span></text:p>
      <text:p text:style-name="P83"><text:span text:style-name="T4">Question 44</text:span></text:p>
      <text:p text:style-name="P83"><text:span text:style-name="T4">The group ownership of a file may only be changed by:</text:span></text:p>
      <text:p text:style-name="P83"><text:span text:style-name="T4">The owner of the file</text:span></text:p>
      <text:p text:style-name="P83"><text:span text:style-name="T4">Any user can change the group ownership of any file</text:span></text:p>
      <text:p text:style-name="P83"><text:span text:style-name="T4">Both the root user and the owner of the file</text:span></text:p>
      <text:p text:style-name="P83"><text:soft-page-break/><text:span text:style-name="T4">The root user</text:span></text:p>
      <text:p text:style-name="P83"><text:span text:style-name="T4">Question 45</text:span></text:p>
      <text:p text:style-name="P83"><text:span text:style-name="T4">The setuid permission on a file:</text:span></text:p>
      <text:p text:style-name="P83"><text:span text:style-name="T4">Causes the file to run under the owner's identity</text:span></text:p>
      <text:p text:style-name="P83"><text:span text:style-name="T4">Causes the file to run under the user's identity</text:span></text:p>
      <text:p text:style-name="P83"><text:span text:style-name="T4">Causes the file to never run as root</text:span></text:p>
      <text:p text:style-name="P83"><text:span text:style-name="T4">Causes the file to always run as root</text:span></text:p>
      <text:p text:style-name="P83"><text:span text:style-name="T4">Question 46</text:span></text:p>
      <text:p text:style-name="P83"><text:span text:style-name="T4">Using the setgid permission on a directory:</text:span></text:p>
      <text:p text:style-name="P83"><text:span text:style-name="T4">Causes files existing in the directory to be made executable by the group</text:span></text:p>
      <text:p text:style-name="P83"><text:span text:style-name="T4">Causes files existing in the directory to be owned by the group that owns the directory</text:span></text:p>
      <text:p text:style-name="P83"><text:span text:style-name="T4">Causes new files created in the directory to be owned by the group that owns the directory</text:span></text:p>
      <text:p text:style-name="P83"><text:span text:style-name="T4">Causes the directory to be writable to members of the group that owns the directory</text:span></text:p>
      <text:p text:style-name="P83"><text:span text:style-name="T4">Question 47</text:span></text:p>
      <text:p text:style-name="P83"><text:span text:style-name="T4">Which command is used to change permissions on a file?</text:span></text:p>
      <text:p text:style-name="P83"><text:span text:style-name="T4">chperm</text:span></text:p>
      <text:p text:style-name="P83"><text:span text:style-name="T4">chgmode</text:span></text:p>
      <text:p text:style-name="P83"><text:span text:style-name="T4">chmod</text:span></text:p>
      <text:p text:style-name="P83"><text:span text:style-name="T4">chgperm</text:span></text:p>
      <text:p text:style-name="P83"><text:span text:style-name="T4">Question 48</text:span></text:p>
      <text:p text:style-name="P83"><text:span text:style-name="T4">A soft link is also called a _____ link.</text:span></text:p>
      <text:p text:style-name="P83"><text:span text:style-name="T4">indirect</text:span></text:p>
      <text:p text:style-name="P83"><text:span text:style-name="T4">symbolic</text:span></text:p>
      <text:p text:style-name="P83"><text:span text:style-name="T4">true</text:span></text:p>
      <text:p text:style-name="P83"><text:span text:style-name="T4">false</text:span></text:p>
      <text:p text:style-name="P83"><text:span text:style-name="T4">Question 49</text:span></text:p>
      <text:p text:style-name="P83"><text:span text:style-name="T4">If you have a file named /tmp/hosts pointing to a file named /etc/hosts and the /etc/hosts file is deleted, then which of the following statements is true?</text:span></text:p>
      <text:p text:style-name="P83"><text:span text:style-name="T4">It is not possible to delete the /etc/hosts file while a soft link is pointing to it</text:span></text:p>
      <text:p text:style-name="P83"><text:span text:style-name="T4">You can still access the data by using /tmp/hosts</text:span></text:p>
      <text:p text:style-name="P83"><text:span text:style-name="T4">The data from /etc/hosts is automatically copied into /tmp/hosts before /etc/hosts is deleted</text:span></text:p>
      <text:p text:style-name="P83"><text:span text:style-name="T4">The /tmp/hosts file now points to nothing</text:span></text:p>
      <text:p text:style-name="P83"><text:span text:style-name="T4">Question 50</text:span></text:p>
      <text:p text:style-name="P83"><text:soft-page-break/><text:span text:style-name="T4">When viewing a file with the ls -l command, which character represents a file type of soft link?</text:span></text:p>
      <text:p text:style-name="P83"><text:span text:style-name="T4">l</text:span></text:p>
      <text:p text:style-name="P83"><text:span text:style-name="T4">f</text:span></text:p>
      <text:p text:style-name="P83"><text:span text:style-name="T4">-</text:span></text:p>
      <text:p text:style-name="P83"><text:span text:style-name="T4">d</text:span></text:p>
      <text:p text:style-name="P83"><text:span text:style-name="T4">Question 51</text:span></text:p>
      <text:p text:style-name="P83"><text:span text:style-name="T4">When you create a hard link, it increases the hard link count by one.</text:span></text:p>
      <text:p text:style-name="P83"><text:span text:style-name="T4">True or False?</text:span></text:p>
      <text:p text:style-name="P83"><text:span text:style-name="T4">True</text:span></text:p>
      <text:p text:style-name="P83"><text:span text:style-name="T4">False</text:span></text:p>
      <text:p text:style-name="P83"><text:span text:style-name="T4">Question 52</text:span></text:p>
      <text:p text:style-name="P83"><text:span text:style-name="T4">Which type of link is indistinguishable by programs from regular files, hard or soft?</text:span></text:p>
      <text:p text:style-name="P83"><text:span text:style-name="T4">hard</text:span></text:p>
      <text:p text:style-name="P83"><text:span text:style-name="T4">soft</text:span></text:p>
      <text:p text:style-name="P83"><text:span text:style-name="T4">Question 53</text:span></text:p>
      <text:p text:style-name="P83"><text:span text:style-name="T4">What is the notification mechanism used to inform programs about a change in state of hardware devices?</text:span></text:p>
      <text:p text:style-name="P83"><text:span text:style-name="T4">DBUS sends notifications to HALD</text:span></text:p>
      <text:p text:style-name="P83"><text:span text:style-name="T4">DBUS forwards queries from programs to HALD</text:span></text:p>
      <text:p text:style-name="P83"><text:span text:style-name="T4">Programs query HALD directly</text:span></text:p>
      <text:p text:style-name="P83"><text:span text:style-name="T4">HALD uses dbus to send notifications</text:span></text:p>
      <text:p text:style-name="P83"><text:span text:style-name="T4">Question 54</text:span></text:p>
      <text:p text:style-name="P83"><text:span text:style-name="T4">Which of the following commands is used to view the network interface controller connected on the PCI bus?</text:span></text:p>
      <text:p text:style-name="P83"><text:span text:style-name="T4">lsnet</text:span></text:p>
      <text:p text:style-name="P83"><text:span text:style-name="T4">lspci</text:span></text:p>
      <text:p text:style-name="P83"><text:span text:style-name="T4">lsusb</text:span></text:p>
      <text:p text:style-name="P83"><text:span text:style-name="T4">lsmod</text:span></text:p>
      <text:p text:style-name="P83"><text:span text:style-name="T4">Question 55</text:span></text:p>
      <text:p text:style-name="P83"><text:span text:style-name="T4">The third stage of the boot process is:</text:span></text:p>
      <text:p text:style-name="P83"><text:span text:style-name="T4">The init phase</text:span></text:p>
      <text:p text:style-name="P83"><text:span text:style-name="T4">The Bootloader stage</text:span></text:p>
      <text:p text:style-name="P83"><text:span text:style-name="T4">The kernel phase</text:span></text:p>
      <text:p text:style-name="P83"><text:span text:style-name="T4">The firmware (BIOS/UEFI) stage</text:span></text:p>
      <text:p text:style-name="P83"><text:span text:style-name="T4">Question 56</text:span></text:p>
      <text:p text:style-name="P83"><text:soft-page-break/><text:span text:style-name="T4">Which directory is used primarily for storing log messages?</text:span></text:p>
      <text:p text:style-name="P83"><text:span text:style-name="T4">/var/spool</text:span></text:p>
      <text:p text:style-name="P83"><text:span text:style-name="T4">/var/tmp</text:span></text:p>
      <text:p text:style-name="P83"><text:span text:style-name="T4">/var/log</text:span></text:p>
      <text:p text:style-name="P83"><text:span text:style-name="T4">/var/logging</text:span></text:p>
      <text:p text:style-name="P83"><text:span text:style-name="T4">Question 57</text:span></text:p>
      <text:p text:style-name="P83"><text:span text:style-name="T4">Which of the following is not a daemon used for logging?</text:span></text:p>
      <text:p text:style-name="P83"><text:span text:style-name="T4">rsyslogd</text:span></text:p>
      <text:p text:style-name="P83"><text:span text:style-name="T4">klogd</text:span></text:p>
      <text:p text:style-name="P83"><text:span text:style-name="T4">syslogd</text:span></text:p>
      <text:p text:style-name="P83"><text:span text:style-name="T4">logd</text:span></text:p>
      <text:p text:style-name="P83"><text:span text:style-name="T4">Question 58</text:span></text:p>
      <text:p text:style-name="P83"><text:span text:style-name="T4">In GRUB Legacy, the _____ directive indicates an operating system to boot if the default operating system fails to boot.</text:span></text:p>
      <text:p text:style-name="P83"><text:span text:style-name="T4">timeout=</text:span></text:p>
      <text:p text:style-name="P83"><text:span text:style-name="T4">root</text:span></text:p>
      <text:p text:style-name="P83"><text:span text:style-name="T4">fallback=</text:span></text:p>
      <text:p text:style-name="P83"><text:span text:style-name="T4">redo</text:span></text:p>
      <text:p text:style-name="P83"><text:span text:style-name="T4">Question 59</text:span></text:p>
      <text:p text:style-name="P83"><text:span text:style-name="T4">What option to the who command will display the current runlevel?</text:span></text:p>
      <text:p text:style-name="P83"><text:span text:style-name="T4">-s</text:span></text:p>
      <text:p text:style-name="P83"><text:span text:style-name="T4">-r</text:span></text:p>
      <text:p text:style-name="P83"><text:span text:style-name="T4">-a</text:span></text:p>
      <text:p text:style-name="P83"><text:span text:style-name="T4">-t</text:span></text:p>
      <text:p text:style-name="P83"><text:span text:style-name="T4">Question 60</text:span></text:p>
      <text:p text:style-name="P83"><text:span text:style-name="T4">Which directories are typically writable to all users?</text:span></text:p>
      <text:p text:style-name="P83"><text:span text:style-name="T4">(choose two)</text:span></text:p>
      <text:p text:style-name="P83"><text:span text:style-name="T4">/tmp</text:span></text:p>
      <text:p text:style-name="P83"><text:span text:style-name="T4">/var/tmp</text:span></text:p>
      <text:p text:style-name="P83"><text:span text:style-name="T4">/home</text:span></text:p>
      <text:p text:style-name="P83"><text:span text:style-name="T4">/</text:span></text:p>
      <text:p text:style-name="P83"><text:span text:style-name="T4">Question 61</text:span></text:p>
      <text:p text:style-name="P83"><text:span text:style-name="T4">Which directory structure has directories which may have heavy activity for services like mail, ftp, httpd and printing?</text:span></text:p>
      <text:p text:style-name="P83"><text:span text:style-name="T4">/var</text:span></text:p>
      <text:p text:style-name="P83"><text:soft-page-break/><text:span text:style-name="T4">/rootfs</text:span></text:p>
      <text:p text:style-name="P83"><text:span text:style-name="T4">/home</text:span></text:p>
      <text:p text:style-name="P83"><text:span text:style-name="T4">/root</text:span></text:p>
      <text:p text:style-name="P83"><text:span text:style-name="T4">Question 62</text:span></text:p>
      <text:p text:style-name="P83"><text:span text:style-name="T4">After running fdisk -cu /dev/sdb, what fdisk command will allow you to delete a partition?</text:span></text:p>
      <text:p text:style-name="P83"><text:span text:style-name="T4">r</text:span></text:p>
      <text:p text:style-name="P83"><text:span text:style-name="T4">s</text:span></text:p>
      <text:p text:style-name="P83"><text:span text:style-name="T4">g</text:span></text:p>
      <text:p text:style-name="P83"><text:span text:style-name="T4">d</text:span></text:p>
      <text:p text:style-name="P83"><text:span text:style-name="T4">Question 63</text:span></text:p>
      <text:p text:style-name="P83"><text:span text:style-name="T4">After running fdisk -cu /dev/sdb, what fdisk command will allow you to list the current partition table?</text:span></text:p>
      <text:p text:style-name="P83"><text:span text:style-name="T4">s</text:span></text:p>
      <text:p text:style-name="P83"><text:span text:style-name="T4">l</text:span></text:p>
      <text:p text:style-name="P83"><text:span text:style-name="T4">p</text:span></text:p>
      <text:p text:style-name="P83"><text:span text:style-name="T4">w</text:span></text:p>
      <text:p text:style-name="P83"><text:span text:style-name="T4">Question 64</text:span></text:p>
      <text:p text:style-name="P83"><text:span text:style-name="T4">The sixth field in the /etc/fstab file is used to specify:</text:span></text:p>
      <text:p text:style-name="P83"><text:span text:style-name="T4">The mount point</text:span></text:p>
      <text:p text:style-name="P83"><text:span text:style-name="T4">The filesystem type</text:span></text:p>
      <text:p text:style-name="P83"><text:span text:style-name="T4">The dump field</text:span></text:p>
      <text:p text:style-name="P83"><text:span text:style-name="T4">The fsck order</text:span></text:p>
      <text:p text:style-name="P83"><text:span text:style-name="T4">The mount options</text:span></text:p>
      <text:p text:style-name="P83"><text:span text:style-name="T4">The device to mount</text:span></text:p>
      <text:p text:style-name="P83"><text:span text:style-name="T4">Question 65</text:span></text:p>
      <text:p text:style-name="P83"><text:span text:style-name="T4">The _____ command will display how much space a filesystem has free?</text:span></text:p>
      <text:p text:style-name="P83"><text:span text:style-name="T4">df</text:span></text:p>
      <text:p text:style-name="P83"><text:span text:style-name="T4">init</text:span></text:p>
      <text:p text:style-name="P83"><text:span text:style-name="T4">free</text:span></text:p>
      <text:p text:style-name="P83"><text:span text:style-name="T4">du</text:span></text:p>
      <text:p text:style-name="P83"><text:span text:style-name="T4">Question 66</text:span></text:p>
      <text:p text:style-name="P83"><text:span text:style-name="T4">Which option to the df command shows how many inodes are free in a filesystem?</text:span></text:p>
      <text:p text:style-name="P83"><text:span text:style-name="T4">-inode</text:span></text:p>
      <text:p text:style-name="P83"><text:span text:style-name="T4">-i</text:span></text:p>
      <text:p text:style-name="P83"><text:soft-page-break/><text:span text:style-name="T4">-free</text:span></text:p>
      <text:p text:style-name="P83"><text:span text:style-name="T4">-f</text:span></text:p>
      <text:p text:style-name="P83"><text:span text:style-name="T4">Question 67</text:span></text:p>
      <text:p text:style-name="P83"><text:span text:style-name="T4">Which option to the fsck command will allow you to specify the filesystem type?</text:span></text:p>
      <text:p text:style-name="P83"><text:span text:style-name="T4">-F</text:span></text:p>
      <text:p text:style-name="P83"><text:span text:style-name="T4">-T</text:span></text:p>
      <text:p text:style-name="P83"><text:span text:style-name="T4">-f</text:span></text:p>
      <text:p text:style-name="P83"><text:span text:style-name="T4">-t</text:span></text:p>
      <text:p text:style-name="P83"><text:span text:style-name="T4">Question 68</text:span></text:p>
      <text:p text:style-name="P83"><text:span text:style-name="T4">How can you determine the RPM package that owns a file?</text:span></text:p>
      <text:p text:style-name="P83"><text:span text:style-name="T4">yum info</text:span></text:p>
      <text:p text:style-name="P83"><text:span text:style-name="T4">yum provides</text:span></text:p>
      <text:p text:style-name="P83"><text:span text:style-name="T4">yum find</text:span></text:p>
      <text:p text:style-name="P83"><text:span text:style-name="T4">yum owns</text:span></text:p>
      <text:p text:style-name="P83"><text:span text:style-name="T4">Question 69</text:span></text:p>
      <text:p text:style-name="P83"><text:span text:style-name="T4">In what directory are yum repository configuration files stored?</text:span></text:p>
      <text:p text:style-name="P83"><text:span text:style-name="T4">/usr/share/yum</text:span></text:p>
      <text:p text:style-name="P83"><text:span text:style-name="T4">/var/lib/yum</text:span></text:p>
      <text:p text:style-name="P83"><text:span text:style-name="T4">/etc/yum.repos.d</text:span></text:p>
      <text:p text:style-name="P83"><text:span text:style-name="T4">/etc/yum</text:span></text:p>
      <text:p text:style-name="P83"><text:span text:style-name="T4">Question 70</text:span></text:p>
      <text:p text:style-name="P83"><text:span text:style-name="T4">What are the correct options for the rpm command to display a list of all installed packages?</text:span></text:p>
      <text:p text:style-name="P83"><text:span text:style-name="T4">-b</text:span></text:p>
      <text:p text:style-name="P83"><text:span text:style-name="T4">-qa</text:span></text:p>
      <text:p text:style-name="P83"><text:span text:style-name="T4">-qall</text:span></text:p>
      <text:p text:style-name="P83"><text:span text:style-name="T4">-a</text:span></text:p>
      <text:p text:style-name="P83"><text:span text:style-name="T4">Question 71</text:span></text:p>
      <text:p text:style-name="P83"><text:span text:style-name="T4">Which of the following contents is in the ldconfig configuration file by default?</text:span></text:p>
      <text:p text:style-name="P83"><text:span text:style-name="T4">include all</text:span></text:p>
      <text:p text:style-name="P83"><text:span text:style-name="T4">include /etc/ldconfig</text:span></text:p>
      <text:p text:style-name="P83"><text:span text:style-name="T4">include ldconfig</text:span></text:p>
      <text:p text:style-name="P83"><text:span text:style-name="T4">include ld.so.conf.d/*.conf</text:span></text:p>
      <text:p text:style-name="P83"><text:span text:style-name="T4">Question 72</text:span></text:p>
      <text:p text:style-name="P83"><text:soft-page-break/><text:span text:style-name="T4">A bare-metal hypervisor runs directly on top of physical hardware</text:span></text:p>
      <text:p text:style-name="P83"><text:span text:style-name="T4">True or False?</text:span></text:p>
      <text:p text:style-name="P83"><text:span text:style-name="T4">True</text:span></text:p>
      <text:p text:style-name="P83"><text:span text:style-name="T4">False</text:span></text:p>
      <text:p text:style-name="P83"><text:span text:style-name="T4">Question 73</text:span></text:p>
      <text:p text:style-name="P83"><text:span text:style-name="T4">What version of GRUB is the most modern version?</text:span></text:p>
      <text:p text:style-name="P83"><text:span text:style-name="T4">GRUB Original</text:span></text:p>
      <text:p text:style-name="P83"><text:span text:style-name="T4">GRUB 2</text:span></text:p>
      <text:p text:style-name="P83"><text:span text:style-name="T4">GRUB Legacy</text:span></text:p>
      <text:p text:style-name="P83"><text:span text:style-name="T4">GRUB 3</text:span></text:p>
      <text:p text:style-name="P83"><text:span text:style-name="T4">Question 74</text:span></text:p>
      <text:p text:style-name="P83"><text:span text:style-name="T4">Which of the following are valid Linux bootloaders?</text:span></text:p>
      <text:p text:style-name="P83"><text:span text:style-name="T4">(choose two)</text:span></text:p>
      <text:p text:style-name="P83"><text:span text:style-name="T4">GRUB/GRUB2</text:span></text:p>
      <text:p text:style-name="P83"><text:span text:style-name="T4">BIOS</text:span></text:p>
      <text:p text:style-name="P83"><text:span text:style-name="T4">UEFI</text:span></text:p>
      <text:p text:style-name="P83"><text:span text:style-name="T4">LILO</text:span></text:p>
      <text:p text:style-name="P83"><text:span text:style-name="T4">Question 75</text:span></text:p>
      <text:p text:style-name="P83"><text:span text:style-name="T4">Which runlevel number defines multi-user with GUI?</text:span></text:p>
      <text:p text:style-name="P83"><text:span text:style-name="T4">2</text:span></text:p>
      <text:p text:style-name="P83"><text:span text:style-name="T4">4</text:span></text:p>
      <text:p text:style-name="P83"><text:span text:style-name="T4">0</text:span></text:p>
      <text:p text:style-name="P83"><text:span text:style-name="T4">3</text:span></text:p>
      <text:p text:style-name="P83"><text:span text:style-name="T4">5</text:span></text:p>
      <text:p text:style-name="P83"><text:span text:style-name="T4">6</text:span></text:p>
      <text:p text:style-name="P83"><text:span text:style-name="T4">1</text:span></text:p>
      <text:p text:style-name="P83"><text:span text:style-name="T4">Question 76</text:span></text:p>
      <text:p text:style-name="P83"><text:span text:style-name="T4">Which runlevel number is defined as user-definable?</text:span></text:p>
      <text:p text:style-name="P83"><text:span text:style-name="T4">2</text:span></text:p>
      <text:p text:style-name="P83"><text:span text:style-name="T4">0</text:span></text:p>
      <text:p text:style-name="P83"><text:span text:style-name="T4">1</text:span></text:p>
      <text:p text:style-name="P83"><text:span text:style-name="T4">3</text:span></text:p>
      <text:p text:style-name="P83"><text:span text:style-name="T4">4</text:span></text:p>
      <text:p text:style-name="P83"><text:soft-page-break/><text:span text:style-name="T4">5</text:span></text:p>
      <text:p text:style-name="P83"><text:span text:style-name="T4">6</text:span></text:p>
      <text:p text:style-name="P83"><text:span text:style-name="T4">Question 77</text:span></text:p>
      <text:p text:style-name="P83"><text:span text:style-name="T4">Which command is used from the command line, to edit your disk's partition table?</text:span></text:p>
      <text:p text:style-name="P83"><text:span text:style-name="T4">gedit</text:span></text:p>
      <text:p text:style-name="P83"><text:span text:style-name="T4">dedit</text:span></text:p>
      <text:p text:style-name="P83"><text:span text:style-name="T4">fdisk</text:span></text:p>
      <text:p text:style-name="P83"><text:span text:style-name="T4">parttool</text:span></text:p>
      <text:p text:style-name="P83"><text:span text:style-name="T4">Question 78</text:span></text:p>
      <text:p text:style-name="P83"><text:span text:style-name="T4">Which command is used to create a volume group?</text:span></text:p>
      <text:p text:style-name="P83"><text:span text:style-name="T4">create</text:span></text:p>
      <text:p text:style-name="P83"><text:span text:style-name="T4">vgadd</text:span></text:p>
      <text:p text:style-name="P83"><text:span text:style-name="T4">vgcreate</text:span></text:p>
      <text:p text:style-name="P83"><text:span text:style-name="T4">createvg</text:span></text:p>
      <text:p text:style-name="P83"><text:span text:style-name="T4">Question 79</text:span></text:p>
      <text:p text:style-name="P83"><text:span text:style-name="T4">Which command will display UUIDs?</text:span></text:p>
      <text:p text:style-name="P83"><text:span text:style-name="T4">blkid</text:span></text:p>
      <text:p text:style-name="P83"><text:span text:style-name="T4">id</text:span></text:p>
      <text:p text:style-name="P83"><text:span text:style-name="T4">displayid</text:span></text:p>
      <text:p text:style-name="P83"><text:span text:style-name="T4">setid</text:span></text:p>
      <text:p text:style-name="P83"><text:span text:style-name="T4">Question 80</text:span></text:p>
      <text:p text:style-name="P83"><text:span text:style-name="T4">Which two commands will show detailed information about a Debian package?</text:span></text:p>
      <text:p text:style-name="P83"><text:span text:style-name="T4">(choose two)</text:span></text:p>
      <text:p text:style-name="P83"><text:span text:style-name="T4">dpkg -i</text:span></text:p>
      <text:p text:style-name="P83"><text:span text:style-name="T4">dpkg -s</text:span></text:p>
      <text:p text:style-name="P83"><text:span text:style-name="T4">apt-cache info</text:span></text:p>
      <text:p text:style-name="P83"><text:span text:style-name="T4">apt-cache sho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3-27T14:25:36.552864528</dc:date>
    <meta:editing-duration>PT2H32M39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15" meta:paragraph-count="486" meta:word-count="1960" meta:character-count="10625" meta:non-whitespace-character-count="9154"/>
  </office:meta>
</office:document-meta>
</file>